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paragraph-rsid="001fa17c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fo:language="ru" fo:country="RU" officeooo:paragraph-rsid="001fa17c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language="ru" fo:country="RU" officeooo:paragraph-rsid="001fa17c" style:font-size-asian="10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officeooo:paragraph-rsid="001fa17c" style:font-size-asian="10pt" style:font-weight-asian="bold" style:font-name-complex="Times New Roman1" style:font-size-complex="12pt"/>
    </style:style>
    <style:style style:name="P5" style:family="paragraph" style:parent-style-name="Standard">
      <style:text-properties style:font-name="Times New Roman" fo:language="ru" fo:country="RU" officeooo:paragraph-rsid="001fa17c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1fa17c" style:font-size-asian="14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paragraph-rsid="001fa17c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normal" officeooo:paragraph-rsid="001fa17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73614" officeooo:paragraph-rsid="0027361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fo:font-weight="normal" officeooo:paragraph-rsid="001fa17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234afa" officeooo:paragraph-rsid="00234a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language="en" fo:country="US" fo:font-weight="normal" officeooo:rsid="00242d0c" officeooo:paragraph-rsid="00242d0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language="ru" fo:country="RU" fo:font-weight="normal" officeooo:rsid="00273614" officeooo:paragraph-rsid="0027361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503cm"/>
      <style:text-properties style:font-name="DejaVu Sans" fo:font-size="12pt" fo:language="ru" fo:country="RU" fo:font-weight="normal" officeooo:rsid="002736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/>
      <style:text-properties style:font-name="DejaVu Sans" fo:font-size="12pt" fo:language="ru" fo:country="RU" fo:font-weight="normal" officeooo:rsid="00273614" officeooo:paragraph-rsid="002736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/>
      <style:text-properties style:font-name="DejaVu Sans" fo:font-size="12pt" fo:language="ru" fo:country="RU" fo:font-weight="normal" officeooo:rsid="0028d49c" officeooo:paragraph-rsid="0028d49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paragraph-rsid="00242d0c" fo:background-color="#ffffff"/>
    </style:style>
    <style:style style:name="P20" style:family="paragraph" style:parent-style-name="Standard">
      <style:paragraph-properties fo:text-align="start" style:justify-single-word="false"/>
      <style:text-properties fo:color="#000000" style:font-name="Droid Sans Mono" fo:font-size="10.5pt" fo:language="en" fo:country="US" fo:font-weight="normal" officeooo:rsid="00242d0c" officeooo:paragraph-rsid="00242d0c" fo:background-color="#fffff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273614" officeooo:paragraph-rsid="00273614" fo:background-color="#fffff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 fo:text-align="start" style:justify-single-word="false"/>
      <style:text-properties fo:color="#000000" style:font-name="Droid Sans Mono" fo:font-size="10.5pt" fo:language="ru" fo:country="RU" fo:font-weight="normal" officeooo:rsid="00273614" officeooo:paragraph-rsid="00273614" fo:background-color="#fffff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/>
      <style:text-properties fo:color="#000000" fo:background-color="#ffffff"/>
    </style:style>
    <style:style style:name="P24" style:family="paragraph" style:parent-style-name="Standard">
      <style:paragraph-properties style:line-height-at-least="0.503cm" fo:text-align="start" style:justify-single-word="false"/>
      <style:text-properties fo:color="#000000" style:font-name="DejaVu Sans" fo:font-size="12pt" fo:language="ru" fo:country="RU" fo:font-weight="normal" officeooo:rsid="00273614" officeooo:paragraph-rsid="00273614" fo:background-color="#ffff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language="ru" fo:country="RU" fo:font-weight="bold" officeooo:paragraph-rsid="001fa17c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style:line-height-at-least="0.503cm"/>
      <style:text-properties fo:color="#000000" fo:background-color="#ffffff"/>
    </style:style>
    <style:style style:name="P28" style:family="paragraph" style:parent-style-name="Standard">
      <style:paragraph-properties style:line-height-at-least="0.503cm"/>
      <style:text-properties fo:color="#000000" officeooo:paragraph-rsid="002ad15a" fo:background-color="#ffffff"/>
    </style:style>
    <style:style style:name="P29" style:family="paragraph" style:parent-style-name="Standard">
      <style:paragraph-properties fo:text-align="start" style:justify-single-word="false"/>
      <style:text-properties fo:color="#000000" officeooo:paragraph-rsid="00242d0c" fo:background-color="#ffffff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paragraph-rsid="00242d0c" fo:background-color="#ffffff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fo:text-align="start" style:justify-single-word="false"/>
      <style:text-properties fo:font-size="12pt" fo:language="en" fo:country="US" fo:font-weight="normal" officeooo:rsid="002ad15a" officeooo:paragraph-rsid="002ad15a" style:font-size-asian="10.5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DejaVu Sans Mono" fo:font-size="8pt" fo:language="en" fo:country="US" fo:font-weight="normal" officeooo:rsid="002ad15a" officeooo:paragraph-rsid="002ad15a" style:font-size-asian="8pt" style:font-weight-asian="normal" style:font-size-complex="8pt" style:font-weight-complex="normal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8pt" style:font-size-asian="8pt" style:font-size-complex="8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style:font-size-asian="8pt" style:font-size-complex="8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8pt" style:font-size-asian="8pt" style:font-size-complex="8pt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1fa17c" style:font-size-asian="12pt" style:font-name-complex="Times New Roman1"/>
    </style:style>
    <style:style style:name="T3" style:family="text">
      <style:text-properties style:font-name="Times New Roman" fo:font-size="12pt" officeooo:rsid="002ad15a" style:font-size-asian="12pt" style:font-name-complex="Times New Roman1"/>
    </style:style>
    <style:style style:name="T4" style:family="text">
      <style:text-properties fo:color="#ce181e"/>
    </style:style>
    <style:style style:name="T5" style:family="text">
      <style:text-properties fo:color="#ce181e" fo:background-color="#fff685" loext:char-shading-value="0"/>
    </style:style>
    <style:style style:name="T6" style:family="text">
      <style:text-properties fo:color="#ce181e" fo:background-color="#fff685" loext:char-shading-value="0"/>
    </style:style>
    <style:style style:name="T7" style:family="text">
      <style:text-properties fo:color="#0000ff"/>
    </style:style>
    <style:style style:name="T8" style:family="text">
      <style:text-properties fo:color="#0000ff" style:font-name="DejaVu Sans Mono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0000ff" style:font-name="Droid Sans Mono" fo:font-size="10.5pt" fo:font-weight="normal"/>
    </style:style>
    <style:style style:name="T11" style:family="text">
      <style:text-properties fo:color="#09885a"/>
    </style:style>
    <style:style style:name="T12" style:family="text">
      <style:text-properties fo:color="#09885a" style:font-name="Droid Sans Mono" fo:font-size="10.5pt" fo:font-weight="normal"/>
    </style:style>
    <style:style style:name="T13" style:family="text">
      <style:text-properties style:font-name="Droid Sans Mono" fo:font-size="10.5pt" fo:font-weight="normal"/>
    </style:style>
    <style:style style:name="T14" style:family="text">
      <style:text-properties fo:color="#808000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size="9pt" fo:font-weight="bold"/>
    </style:style>
    <style:style style:name="T17" style:family="text">
      <style:text-properties fo:color="#008000" style:font-name="DejaVu Sans Mono" fo:font-weight="bold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DejaVu Sans Mono" fo:font-size="9pt" fo:font-weight="bold"/>
    </style:style>
    <style:style style:name="T20" style:family="text">
      <style:text-properties fo:color="#000080" style:font-name="DejaVu Sans Mono" fo:font-weight="bold"/>
    </style:style>
    <style:style style:name="T21" style:family="text">
      <style:text-properties fo:color="#008080"/>
    </style:style>
    <style:style style:name="T22" style:family="text">
      <style:text-properties fo:color="#008080" style:font-name="DejaVu Sans Mono"/>
    </style:style>
    <style:style style:name="T23" style:family="text">
      <style:text-properties fo:color="#008080" style:font-name="DejaVu Sans Mono" fo:font-size="9pt"/>
    </style:style>
    <style:style style:name="T24" style:family="text">
      <style:text-properties fo:color="#1f542e" fo:font-weight="bold"/>
    </style:style>
    <style:style style:name="T25" style:family="text">
      <style:text-properties fo:color="#1f542e" style:font-name="DejaVu Sans Mono" fo:font-size="9pt" fo:font-weight="bold"/>
    </style:style>
    <style:style style:name="T26" style:family="text">
      <style:text-properties fo:color="#1f542e" style:font-name="DejaVu Sans Mono" fo:font-weight="bold"/>
    </style:style>
    <style:style style:name="T27" style:family="text">
      <style:text-properties style:font-name="DejaVu Sans Mono"/>
    </style:style>
    <style:style style:name="T28" style:family="text">
      <style:text-properties style:font-name="DejaVu Sans Mono" fo:font-size="9pt"/>
    </style:style>
    <style:style style:name="T29" style:family="text">
      <style:text-properties fo:color="#000000" style:font-name="DejaVu Sans Mono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истерство образования и науки Российской Федерации</text:p>
      <text:p text:style-name="P1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/>
      <text:p text:style-name="P1"/>
      <text:p text:style-name="P1"/>
      <text:p text:style-name="P7"><text:span text:style-name="T1">Факультет программной инженерии и компьютерной техники<text:line-break/>Направление подготовки</text:span><text:span text:style-name="T3"> </text:span><text:span text:style-name="T1">09.03.04 Программная инженерия</text:span></text:p>
      <text:p text:style-name="P7"><text:span text:style-name="T1">Дисциплина «</text:span><text:span text:style-name="T2">Функциональное программирование</text:span><text:span text:style-name="T1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6">ОТЧЁТ</text:p>
      <text:p text:style-name="P7"><text:span text:style-name="T1">по лабораторной работе №</text:span><text:span text:style-name="T2">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удент Дунаев Алексей Игоревич </text:p>
      <text:p text:style-name="P2">Группа P3217</text:p>
      <text:p text:style-name="P2">Преподаватель Пенской Александр Владимирович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</text:p>
      <text:p text:style-name="P4">2019 г.</text:p>
      <text:h text:style-name="Heading_20_3" text:outline-level="3"><text:soft-page-break/>Largest product in a grid</text:h>
      <text:p text:style-name="P8">Problem 11</text:p>
      <text:p text:style-name="P8"/>
      <text:p text:style-name="P8">In the 20×20 grid below, four numbers along a diagonal line have been marked in red.</text:p>
      <text:p text:style-name="P8"/>
      <text:p text:style-name="P8">08 02 22 97 38 15 00 40 00 75 04 05 07 78 52 12 50 77 91 08</text:p>
      <text:p text:style-name="P8">49 49 99 40 17 81 18 57 60 87 17 40 98 43 69 48 04 56 62 00</text:p>
      <text:p text:style-name="P8">81 49 31 73 55 79 14 29 93 71 40 67 53 88 30 03 49 13 36 65</text:p>
      <text:p text:style-name="P8">52 70 95 23 04 60 11 42 69 24 68 56 01 32 56 71 37 02 36 91</text:p>
      <text:p text:style-name="P8">22 31 16 71 51 67 63 89 41 92 36 54 22 40 40 28 66 33 13 80</text:p>
      <text:p text:style-name="P8">24 47 32 60 99 03 45 02 44 75 33 53 78 36 84 20 35 17 12 50</text:p>
      <text:p text:style-name="P8">32 98 81 28 64 23 67 10 <text:span text:style-name="T6">26</text:span> 38 40 67 59 54 70 66 18 38 64 70</text:p>
      <text:p text:style-name="P8">67 26 20 68 02 62 12 20 95 <text:span text:style-name="T6">63</text:span> 94 39 63 08 40 91 66 49 94 21</text:p>
      <text:p text:style-name="P8">24 55 58 05 66 73 99 26 97 17 <text:span text:style-name="T6">78</text:span> 78 96 83 14 88 34 89 63 72</text:p>
      <text:p text:style-name="P8">21 36 23 09 75 00 76 44 20 45 35 <text:span text:style-name="T6">14</text:span> 00 61 33 97 34 31 33 95</text:p>
      <text:p text:style-name="P8">78 17 53 28 22 75 31 67 15 94 03 80 04 62 16 14 09 53 56 92</text:p>
      <text:p text:style-name="P8">16 39 05 42 96 35 31 47 55 58 88 24 00 17 54 24 36 29 85 57</text:p>
      <text:p text:style-name="P8">86 56 00 48 35 71 89 07 05 44 44 37 44 60 21 58 51 54 17 58</text:p>
      <text:p text:style-name="P8">19 80 81 68 05 94 47 69 28 73 92 13 86 52 17 77 04 89 55 40</text:p>
      <text:p text:style-name="P8">04 52 08 83 97 35 99 16 07 97 57 32 16 26 26 79 33 27 98 66</text:p>
      <text:p text:style-name="P8">88 36 68 87 57 62 20 72 03 46 33 67 46 55 12 32 63 93 53 69</text:p>
      <text:p text:style-name="P8">04 42 16 73 38 25 39 11 24 94 72 18 08 46 29 32 40 62 76 36</text:p>
      <text:p text:style-name="P8">20 69 36 41 72 30 23 88 34 62 99 69 82 67 59 85 74 04 36 16</text:p>
      <text:p text:style-name="P8">20 73 35 29 78 31 90 01 74 31 49 71 48 86 81 16 23 57 05 54</text:p>
      <text:p text:style-name="P8">01 70 54 71 83 51 54 69 16 92 33 48 61 43 52 01 89 19 67 48</text:p>
      <text:p text:style-name="P8"/>
      <text:p text:style-name="P10">The product of these numbers is 26 × 63 × 78 × 14 = 1788696.</text:p>
      <text:p text:style-name="P10"/>
      <text:p text:style-name="P10">What is the greatest product of four adjacent numbers in the same direction (up, down, left, right, or diagonally) in the 20×20 grid?</text:p>
      <text:p text:style-name="P10"/>
      <text:p text:style-name="P11">Answer = 70600674</text:p>
      <text:p text:style-name="P33"/>
      <text:p text:style-name="P33">Реализация на C</text:p>
      <text:p text:style-name="P34"><text:span text:style-name="T14">#include </text:span><text:span text:style-name="T15">&lt;iostream&gt;</text:span></text:p>
      <text:p text:style-name="P35"><text:span text:style-name="T14">#include </text:span><text:span text:style-name="T15">&lt;climits&gt;</text:span></text:p>
      <text:p text:style-name="P35"><text:span text:style-name="T18">using namespace </text:span><text:span text:style-name="T21">std</text:span>;</text:p>
      <text:p text:style-name="P35"><text:span text:style-name="T14">#define </text:span><text:span text:style-name="T24">SIZE_X </text:span><text:span text:style-name="T7">20</text:span></text:p>
      <text:p text:style-name="P35"><text:span text:style-name="T14">#define </text:span><text:span text:style-name="T24">SIZE_Y </text:span><text:span text:style-name="T7">20</text:span></text:p>
      <text:p text:style-name="P35"><text:span text:style-name="T14">#define </text:span><text:span text:style-name="T24">PRODUCT_LENGHT </text:span><text:span text:style-name="T7">4</text:span></text:p>
      <text:p text:style-name="P35"><text:span text:style-name="T18">int </text:span>a [][<text:span text:style-name="T24">SIZE_Y</text:span>+<text:span text:style-name="T24">PRODUCT_LENGHT</text:span>*<text:span text:style-name="T7">2</text:span>] = {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8</text:span><text:span text:style-name="T27">,</text:span><text:span text:style-name="T8">02</text:span><text:span text:style-name="T27">,</text:span><text:span text:style-name="T8">22</text:span><text:span text:style-name="T27">,</text:span><text:span text:style-name="T8">97</text:span><text:span text:style-name="T27">,</text:span><text:span text:style-name="T8">38</text:span><text:span text:style-name="T27">,</text:span><text:span text:style-name="T8">15</text:span><text:span text:style-name="T27">,</text:span><text:span text:style-name="T8">00</text:span><text:span text:style-name="T27">,</text:span><text:span text:style-name="T8">40</text:span><text:span text:style-name="T27">,</text:span><text:span text:style-name="T8">00</text:span><text:span text:style-name="T27">,</text:span><text:span text:style-name="T8">75</text:span><text:span text:style-name="T27">,</text:span><text:span text:style-name="T8">04</text:span><text:span text:style-name="T27">,</text:span><text:span text:style-name="T8">05</text:span><text:span text:style-name="T27">,</text:span><text:span text:style-name="T8">07</text:span><text:span text:style-name="T27">,</text:span><text:span text:style-name="T8">78</text:span><text:span text:style-name="T27">,</text:span><text:span text:style-name="T8">52</text:span><text:span text:style-name="T27">,</text:span><text:span text:style-name="T8">12</text:span><text:span text:style-name="T27">,</text:span><text:span text:style-name="T8">50</text:span><text:span text:style-name="T27">,</text:span><text:span text:style-name="T8">77</text:span><text:span text:style-name="T27">,</text:span><text:span text:style-name="T8">91</text:span><text:span text:style-name="T27">, </text:span><text:span text:style-name="T8">8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49</text:span><text:span text:style-name="T27">,</text:span><text:span text:style-name="T8">49</text:span><text:span text:style-name="T27">,</text:span><text:span text:style-name="T8">99</text:span><text:span text:style-name="T27">,</text:span><text:span text:style-name="T8">40</text:span><text:span text:style-name="T27">,</text:span><text:span text:style-name="T8">17</text:span><text:span text:style-name="T27">,</text:span><text:span text:style-name="T8">81</text:span><text:span text:style-name="T27">,</text:span><text:span text:style-name="T8">18</text:span><text:span text:style-name="T27">,</text:span><text:span text:style-name="T8">57</text:span><text:span text:style-name="T27">,</text:span><text:span text:style-name="T8">60</text:span><text:span text:style-name="T27">,</text:span><text:span text:style-name="T8">87</text:span><text:span text:style-name="T27">,</text:span><text:span text:style-name="T8">17</text:span><text:span text:style-name="T27">,</text:span><text:span text:style-name="T8">40</text:span><text:span text:style-name="T27">,</text:span><text:span text:style-name="T8">98</text:span><text:span text:style-name="T27">,</text:span><text:span text:style-name="T8">43</text:span><text:span text:style-name="T27">,</text:span><text:span text:style-name="T8">69</text:span><text:span text:style-name="T27">,</text:span><text:span text:style-name="T8">48</text:span><text:span text:style-name="T27">,</text:span><text:span text:style-name="T8">04</text:span><text:span text:style-name="T27">,</text:span><text:span text:style-name="T8">56</text:span><text:span text:style-name="T27">,</text:span><text:span text:style-name="T8">62</text:span><text:span text:style-name="T27">,</text:span><text:span text:style-name="T8">0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81</text:span><text:span text:style-name="T27">,</text:span><text:span text:style-name="T8">49</text:span><text:span text:style-name="T27">,</text:span><text:span text:style-name="T8">31</text:span><text:span text:style-name="T27">,</text:span><text:span text:style-name="T8">73</text:span><text:span text:style-name="T27">,</text:span><text:span text:style-name="T8">55</text:span><text:span text:style-name="T27">,</text:span><text:span text:style-name="T8">79</text:span><text:span text:style-name="T27">,</text:span><text:span text:style-name="T8">14</text:span><text:span text:style-name="T27">,</text:span><text:span text:style-name="T8">29</text:span><text:span text:style-name="T27">,</text:span><text:span text:style-name="T8">93</text:span><text:span text:style-name="T27">,</text:span><text:span text:style-name="T8">71</text:span><text:span text:style-name="T27">,</text:span><text:span text:style-name="T8">40</text:span><text:span text:style-name="T27">,</text:span><text:span text:style-name="T8">67</text:span><text:span text:style-name="T27">,</text:span><text:span text:style-name="T8">53</text:span><text:span text:style-name="T27">,</text:span><text:span text:style-name="T8">88</text:span><text:span text:style-name="T27">,</text:span><text:span text:style-name="T8">30</text:span><text:span text:style-name="T27">,</text:span><text:span text:style-name="T8">03</text:span><text:span text:style-name="T27">,</text:span><text:span text:style-name="T8">49</text:span><text:span text:style-name="T27">,</text:span><text:span text:style-name="T8">13</text:span><text:span text:style-name="T27">,</text:span><text:span text:style-name="T8">36</text:span><text:span text:style-name="T27">,</text:span><text:span text:style-name="T8">65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52</text:span><text:span text:style-name="T27">,</text:span><text:span text:style-name="T8">70</text:span><text:span text:style-name="T27">,</text:span><text:span text:style-name="T8">95</text:span><text:span text:style-name="T27">,</text:span><text:span text:style-name="T8">23</text:span><text:span text:style-name="T27">,</text:span><text:span text:style-name="T8">04</text:span><text:span text:style-name="T27">,</text:span><text:span text:style-name="T8">60</text:span><text:span text:style-name="T27">,</text:span><text:span text:style-name="T8">11</text:span><text:span text:style-name="T27">,</text:span><text:span text:style-name="T8">42</text:span><text:span text:style-name="T27">,</text:span><text:span text:style-name="T8">69</text:span><text:span text:style-name="T27">,</text:span><text:span text:style-name="T8">24</text:span><text:span text:style-name="T27">,</text:span><text:span text:style-name="T8">68</text:span><text:span text:style-name="T27">,</text:span><text:span text:style-name="T8">56</text:span><text:span text:style-name="T27">,</text:span><text:span text:style-name="T8">01</text:span><text:span text:style-name="T27">,</text:span><text:span text:style-name="T8">32</text:span><text:span text:style-name="T27">,</text:span><text:span text:style-name="T8">56</text:span><text:span text:style-name="T27">,</text:span><text:span text:style-name="T8">71</text:span><text:span text:style-name="T27">,</text:span><text:span text:style-name="T8">37</text:span><text:span text:style-name="T27">,</text:span><text:span text:style-name="T8">02</text:span><text:span text:style-name="T27">,</text:span><text:span text:style-name="T8">36</text:span><text:span text:style-name="T27">,</text:span><text:span text:style-name="T8">91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22</text:span><text:span text:style-name="T27">,</text:span><text:span text:style-name="T8">31</text:span><text:span text:style-name="T27">,</text:span><text:span text:style-name="T8">16</text:span><text:span text:style-name="T27">,</text:span><text:span text:style-name="T8">71</text:span><text:span text:style-name="T27">,</text:span><text:span text:style-name="T8">51</text:span><text:span text:style-name="T27">,</text:span><text:span text:style-name="T8">67</text:span><text:span text:style-name="T27">,</text:span><text:span text:style-name="T8">63</text:span><text:span text:style-name="T27">,</text:span><text:span text:style-name="T8">89</text:span><text:span text:style-name="T27">,</text:span><text:span text:style-name="T8">41</text:span><text:span text:style-name="T27">,</text:span><text:span text:style-name="T8">92</text:span><text:span text:style-name="T27">,</text:span><text:span text:style-name="T8">36</text:span><text:span text:style-name="T27">,</text:span><text:span text:style-name="T8">54</text:span><text:span text:style-name="T27">,</text:span><text:span text:style-name="T8">22</text:span><text:span text:style-name="T27">,</text:span><text:span text:style-name="T8">40</text:span><text:span text:style-name="T27">,</text:span><text:span text:style-name="T8">40</text:span><text:span text:style-name="T27">,</text:span><text:span text:style-name="T8">28</text:span><text:span text:style-name="T27">,</text:span><text:span text:style-name="T8">66</text:span><text:span text:style-name="T27">,</text:span><text:span text:style-name="T8">33</text:span><text:span text:style-name="T27">,</text:span><text:span text:style-name="T8">13</text:span><text:span text:style-name="T27">,</text:span><text:span text:style-name="T8">8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24</text:span><text:span text:style-name="T27">,</text:span><text:span text:style-name="T8">47</text:span><text:span text:style-name="T27">,</text:span><text:span text:style-name="T8">32</text:span><text:span text:style-name="T27">,</text:span><text:span text:style-name="T8">60</text:span><text:span text:style-name="T27">,</text:span><text:span text:style-name="T8">99</text:span><text:span text:style-name="T27">,</text:span><text:span text:style-name="T8">03</text:span><text:span text:style-name="T27">,</text:span><text:span text:style-name="T8">45</text:span><text:span text:style-name="T27">,</text:span><text:span text:style-name="T8">02</text:span><text:span text:style-name="T27">,</text:span><text:span text:style-name="T8">44</text:span><text:span text:style-name="T27">,</text:span><text:span text:style-name="T8">75</text:span><text:span text:style-name="T27">,</text:span><text:span text:style-name="T8">33</text:span><text:span text:style-name="T27">,</text:span><text:span text:style-name="T8">53</text:span><text:span text:style-name="T27">,</text:span><text:span text:style-name="T8">78</text:span><text:span text:style-name="T27">,</text:span><text:span text:style-name="T8">36</text:span><text:span text:style-name="T27">,</text:span><text:span text:style-name="T8">84</text:span><text:span text:style-name="T27">,</text:span><text:span text:style-name="T8">20</text:span><text:span text:style-name="T27">,</text:span><text:span text:style-name="T8">35</text:span><text:span text:style-name="T27">,</text:span><text:span text:style-name="T8">17</text:span><text:span text:style-name="T27">,</text:span><text:span text:style-name="T8">12</text:span><text:span text:style-name="T27">,</text:span><text:span text:style-name="T8">5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32</text:span><text:span text:style-name="T27">,</text:span><text:span text:style-name="T8">98</text:span><text:span text:style-name="T27">,</text:span><text:span text:style-name="T8">81</text:span><text:span text:style-name="T27">,</text:span><text:span text:style-name="T8">28</text:span><text:span text:style-name="T27">,</text:span><text:span text:style-name="T8">64</text:span><text:span text:style-name="T27">,</text:span><text:span text:style-name="T8">23</text:span><text:span text:style-name="T27">,</text:span><text:span text:style-name="T8">67</text:span><text:span text:style-name="T27">,</text:span><text:span text:style-name="T8">10</text:span><text:span text:style-name="T27">,</text:span><text:span text:style-name="T8">26</text:span><text:span text:style-name="T27">,</text:span><text:span text:style-name="T8">38</text:span><text:span text:style-name="T27">,</text:span><text:span text:style-name="T8">40</text:span><text:span text:style-name="T27">,</text:span><text:span text:style-name="T8">67</text:span><text:span text:style-name="T27">,</text:span><text:span text:style-name="T8">59</text:span><text:span text:style-name="T27">,</text:span><text:span text:style-name="T8">54</text:span><text:span text:style-name="T27">,</text:span><text:span text:style-name="T8">70</text:span><text:span text:style-name="T27">,</text:span><text:span text:style-name="T8">66</text:span><text:span text:style-name="T27">,</text:span><text:span text:style-name="T8">18</text:span><text:span text:style-name="T27">,</text:span><text:span text:style-name="T8">38</text:span><text:span text:style-name="T27">,</text:span><text:span text:style-name="T8">64</text:span><text:span text:style-name="T27">,</text:span><text:span text:style-name="T8">7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67</text:span><text:span text:style-name="T27">,</text:span><text:span text:style-name="T8">26</text:span><text:span text:style-name="T27">,</text:span><text:span text:style-name="T8">20</text:span><text:span text:style-name="T27">,</text:span><text:span text:style-name="T8">68</text:span><text:span text:style-name="T27">,</text:span><text:span text:style-name="T8">02</text:span><text:span text:style-name="T27">,</text:span><text:span text:style-name="T8">62</text:span><text:span text:style-name="T27">,</text:span><text:span text:style-name="T8">12</text:span><text:span text:style-name="T27">,</text:span><text:span text:style-name="T8">20</text:span><text:span text:style-name="T27">,</text:span><text:span text:style-name="T8">95</text:span><text:span text:style-name="T27">,</text:span><text:span text:style-name="T8">63</text:span><text:span text:style-name="T27">,</text:span><text:span text:style-name="T8">94</text:span><text:span text:style-name="T27">,</text:span><text:span text:style-name="T8">39</text:span><text:span text:style-name="T27">,</text:span><text:span text:style-name="T8">63</text:span><text:span text:style-name="T27">, </text:span><text:span text:style-name="T8">8</text:span><text:span text:style-name="T27">,</text:span><text:span text:style-name="T8">40</text:span><text:span text:style-name="T27">,</text:span><text:span text:style-name="T8">91</text:span><text:span text:style-name="T27">,</text:span><text:span text:style-name="T8">66</text:span><text:span text:style-name="T27">,</text:span><text:span text:style-name="T8">49</text:span><text:span text:style-name="T27">,</text:span><text:span text:style-name="T8">94</text:span><text:span text:style-name="T27">,</text:span><text:span text:style-name="T8">21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24</text:span><text:span text:style-name="T27">,</text:span><text:span text:style-name="T8">55</text:span><text:span text:style-name="T27">,</text:span><text:span text:style-name="T8">58</text:span><text:span text:style-name="T27">,</text:span><text:span text:style-name="T8">05</text:span><text:span text:style-name="T27">,</text:span><text:span text:style-name="T8">66</text:span><text:span text:style-name="T27">,</text:span><text:span text:style-name="T8">73</text:span><text:span text:style-name="T27">,</text:span><text:span text:style-name="T8">99</text:span><text:span text:style-name="T27">,</text:span><text:span text:style-name="T8">26</text:span><text:span text:style-name="T27">,</text:span><text:span text:style-name="T8">97</text:span><text:span text:style-name="T27">,</text:span><text:span text:style-name="T8">17</text:span><text:span text:style-name="T27">,</text:span><text:span text:style-name="T8">78</text:span><text:span text:style-name="T27">,</text:span><text:span text:style-name="T8">78</text:span><text:span text:style-name="T27">,</text:span><text:span text:style-name="T8">96</text:span><text:span text:style-name="T27">,</text:span><text:span text:style-name="T8">83</text:span><text:span text:style-name="T27">,</text:span><text:span text:style-name="T8">14</text:span><text:span text:style-name="T27">,</text:span><text:span text:style-name="T8">88</text:span><text:span text:style-name="T27">,</text:span><text:span text:style-name="T8">34</text:span><text:span text:style-name="T27">,</text:span><text:span text:style-name="T8">89</text:span><text:span text:style-name="T27">,</text:span><text:span text:style-name="T8">63</text:span><text:span text:style-name="T27">,</text:span><text:span text:style-name="T8">72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21</text:span><text:span text:style-name="T27">,</text:span><text:span text:style-name="T8">36</text:span><text:span text:style-name="T27">,</text:span><text:span text:style-name="T8">23</text:span><text:span text:style-name="T27">, </text:span><text:span text:style-name="T8">9</text:span><text:span text:style-name="T27">,</text:span><text:span text:style-name="T8">75</text:span><text:span text:style-name="T27">,</text:span><text:span text:style-name="T8">00</text:span><text:span text:style-name="T27">,</text:span><text:span text:style-name="T8">76</text:span><text:span text:style-name="T27">,</text:span><text:span text:style-name="T8">44</text:span><text:span text:style-name="T27">,</text:span><text:span text:style-name="T8">20</text:span><text:span text:style-name="T27">,</text:span><text:span text:style-name="T8">45</text:span><text:span text:style-name="T27">,</text:span><text:span text:style-name="T8">35</text:span><text:span text:style-name="T27">,</text:span><text:span text:style-name="T8">14</text:span><text:span text:style-name="T27">,</text:span><text:span text:style-name="T8">00</text:span><text:span text:style-name="T27">,</text:span><text:span text:style-name="T8">61</text:span><text:span text:style-name="T27">,</text:span><text:span text:style-name="T8">33</text:span><text:span text:style-name="T27">,</text:span><text:span text:style-name="T8">97</text:span><text:span text:style-name="T27">,</text:span><text:span text:style-name="T8">34</text:span><text:span text:style-name="T27">,</text:span><text:span text:style-name="T8">31</text:span><text:span text:style-name="T27">,</text:span><text:span text:style-name="T8">33</text:span><text:span text:style-name="T27">,</text:span><text:span text:style-name="T8">95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78</text:span><text:span text:style-name="T27">,</text:span><text:span text:style-name="T8">17</text:span><text:span text:style-name="T27">,</text:span><text:span text:style-name="T8">53</text:span><text:span text:style-name="T27">,</text:span><text:span text:style-name="T8">28</text:span><text:span text:style-name="T27">,</text:span><text:span text:style-name="T8">22</text:span><text:span text:style-name="T27">,</text:span><text:span text:style-name="T8">75</text:span><text:span text:style-name="T27">,</text:span><text:span text:style-name="T8">31</text:span><text:span text:style-name="T27">,</text:span><text:span text:style-name="T8">67</text:span><text:span text:style-name="T27">,</text:span><text:span text:style-name="T8">15</text:span><text:span text:style-name="T27">,</text:span><text:span text:style-name="T8">94</text:span><text:span text:style-name="T27">,</text:span><text:span text:style-name="T8">03</text:span><text:span text:style-name="T27">,</text:span><text:span text:style-name="T8">80</text:span><text:span text:style-name="T27">,</text:span><text:span text:style-name="T8">04</text:span><text:span text:style-name="T27">,</text:span><text:span text:style-name="T8">62</text:span><text:span text:style-name="T27">,</text:span><text:span text:style-name="T8">16</text:span><text:span text:style-name="T27">,</text:span><text:span text:style-name="T8">14</text:span><text:span text:style-name="T27">, </text:span><text:span text:style-name="T8">9</text:span><text:span text:style-name="T27">,</text:span><text:span text:style-name="T8">53</text:span><text:span text:style-name="T27">,</text:span><text:span text:style-name="T8">56</text:span><text:span text:style-name="T27">,</text:span><text:span text:style-name="T8">92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16</text:span><text:span text:style-name="T27">,</text:span><text:span text:style-name="T8">39</text:span><text:span text:style-name="T27">,</text:span><text:span text:style-name="T8">05</text:span><text:span text:style-name="T27">,</text:span><text:span text:style-name="T8">42</text:span><text:span text:style-name="T27">,</text:span><text:span text:style-name="T8">96</text:span><text:span text:style-name="T27">,</text:span><text:span text:style-name="T8">35</text:span><text:span text:style-name="T27">,</text:span><text:span text:style-name="T8">31</text:span><text:span text:style-name="T27">,</text:span><text:span text:style-name="T8">47</text:span><text:span text:style-name="T27">,</text:span><text:span text:style-name="T8">55</text:span><text:span text:style-name="T27">,</text:span><text:span text:style-name="T8">58</text:span><text:span text:style-name="T27">,</text:span><text:span text:style-name="T8">88</text:span><text:span text:style-name="T27">,</text:span><text:span text:style-name="T8">24</text:span><text:span text:style-name="T27">,</text:span><text:span text:style-name="T8">00</text:span><text:span text:style-name="T27">,</text:span><text:span text:style-name="T8">17</text:span><text:span text:style-name="T27">,</text:span><text:span text:style-name="T8">54</text:span><text:span text:style-name="T27">,</text:span><text:span text:style-name="T8">24</text:span><text:span text:style-name="T27">,</text:span><text:span text:style-name="T8">36</text:span><text:span text:style-name="T27">,</text:span><text:span text:style-name="T8">29</text:span><text:span text:style-name="T27">,</text:span><text:span text:style-name="T8">85</text:span><text:span text:style-name="T27">,</text:span><text:span text:style-name="T8">57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86</text:span><text:span text:style-name="T27">,</text:span><text:span text:style-name="T8">56</text:span><text:span text:style-name="T27">,</text:span><text:span text:style-name="T8">00</text:span><text:span text:style-name="T27">,</text:span><text:span text:style-name="T8">48</text:span><text:span text:style-name="T27">,</text:span><text:span text:style-name="T8">35</text:span><text:span text:style-name="T27">,</text:span><text:span text:style-name="T8">71</text:span><text:span text:style-name="T27">,</text:span><text:span text:style-name="T8">89</text:span><text:span text:style-name="T27">,</text:span><text:span text:style-name="T8">07</text:span><text:span text:style-name="T27">,</text:span><text:span text:style-name="T8">05</text:span><text:span text:style-name="T27">,</text:span><text:span text:style-name="T8">44</text:span><text:span text:style-name="T27">,</text:span><text:span text:style-name="T8">44</text:span><text:span text:style-name="T27">,</text:span><text:span text:style-name="T8">37</text:span><text:span text:style-name="T27">,</text:span><text:span text:style-name="T8">44</text:span><text:span text:style-name="T27">,</text:span><text:span text:style-name="T8">60</text:span><text:span text:style-name="T27">,</text:span><text:span text:style-name="T8">21</text:span><text:span text:style-name="T27">,</text:span><text:span text:style-name="T8">58</text:span><text:span text:style-name="T27">,</text:span><text:span text:style-name="T8">51</text:span><text:span text:style-name="T27">,</text:span><text:span text:style-name="T8">54</text:span><text:span text:style-name="T27">,</text:span><text:span text:style-name="T8">17</text:span><text:span text:style-name="T27">,</text:span><text:span text:style-name="T8">58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19</text:span><text:span text:style-name="T27">,</text:span><text:span text:style-name="T8">80</text:span><text:span text:style-name="T27">,</text:span><text:span text:style-name="T8">81</text:span><text:span text:style-name="T27">,</text:span><text:span text:style-name="T8">68</text:span><text:span text:style-name="T27">,</text:span><text:span text:style-name="T8">05</text:span><text:span text:style-name="T27">,</text:span><text:span text:style-name="T8">94</text:span><text:span text:style-name="T27">,</text:span><text:span text:style-name="T8">47</text:span><text:span text:style-name="T27">,</text:span><text:span text:style-name="T8">69</text:span><text:span text:style-name="T27">,</text:span><text:span text:style-name="T8">28</text:span><text:span text:style-name="T27">,</text:span><text:span text:style-name="T8">73</text:span><text:span text:style-name="T27">,</text:span><text:span text:style-name="T8">92</text:span><text:span text:style-name="T27">,</text:span><text:span text:style-name="T8">13</text:span><text:span text:style-name="T27">,</text:span><text:span text:style-name="T8">86</text:span><text:span text:style-name="T27">,</text:span><text:span text:style-name="T8">52</text:span><text:span text:style-name="T27">,</text:span><text:span text:style-name="T8">17</text:span><text:span text:style-name="T27">,</text:span><text:span text:style-name="T8">77</text:span><text:span text:style-name="T27">,</text:span><text:span text:style-name="T8">04</text:span><text:span text:style-name="T27">,</text:span><text:span text:style-name="T8">89</text:span><text:span text:style-name="T27">,</text:span><text:span text:style-name="T8">55</text:span><text:span text:style-name="T27">,</text:span><text:span text:style-name="T8">4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04</text:span><text:span text:style-name="T27">,</text:span><text:span text:style-name="T8">52</text:span><text:span text:style-name="T27">, </text:span><text:span text:style-name="T8">8</text:span><text:span text:style-name="T27">,</text:span><text:span text:style-name="T8">83</text:span><text:span text:style-name="T27">,</text:span><text:span text:style-name="T8">97</text:span><text:span text:style-name="T27">,</text:span><text:span text:style-name="T8">35</text:span><text:span text:style-name="T27">,</text:span><text:span text:style-name="T8">99</text:span><text:span text:style-name="T27">,</text:span><text:span text:style-name="T8">16</text:span><text:span text:style-name="T27">,</text:span><text:span text:style-name="T8">07</text:span><text:span text:style-name="T27">,</text:span><text:span text:style-name="T8">97</text:span><text:span text:style-name="T27">,</text:span><text:span text:style-name="T8">57</text:span><text:span text:style-name="T27">,</text:span><text:span text:style-name="T8">32</text:span><text:span text:style-name="T27">,</text:span><text:span text:style-name="T8">16</text:span><text:span text:style-name="T27">,</text:span><text:span text:style-name="T8">26</text:span><text:span text:style-name="T27">,</text:span><text:span text:style-name="T8">26</text:span><text:span text:style-name="T27">,</text:span><text:span text:style-name="T8">79</text:span><text:span text:style-name="T27">,</text:span><text:span text:style-name="T8">33</text:span><text:span text:style-name="T27">,</text:span><text:span text:style-name="T8">27</text:span><text:span text:style-name="T27">,</text:span><text:span text:style-name="T8">98</text:span><text:span text:style-name="T27">,</text:span><text:span text:style-name="T8">66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88</text:span><text:span text:style-name="T27">,</text:span><text:span text:style-name="T8">36</text:span><text:span text:style-name="T27">,</text:span><text:span text:style-name="T8">68</text:span><text:span text:style-name="T27">,</text:span><text:span text:style-name="T8">87</text:span><text:span text:style-name="T27">,</text:span><text:span text:style-name="T8">57</text:span><text:span text:style-name="T27">,</text:span><text:span text:style-name="T8">62</text:span><text:span text:style-name="T27">,</text:span><text:span text:style-name="T8">20</text:span><text:span text:style-name="T27">,</text:span><text:span text:style-name="T8">72</text:span><text:span text:style-name="T27">,</text:span><text:span text:style-name="T8">03</text:span><text:span text:style-name="T27">,</text:span><text:span text:style-name="T8">46</text:span><text:span text:style-name="T27">,</text:span><text:span text:style-name="T8">33</text:span><text:span text:style-name="T27">,</text:span><text:span text:style-name="T8">67</text:span><text:span text:style-name="T27">,</text:span><text:span text:style-name="T8">46</text:span><text:span text:style-name="T27">,</text:span><text:span text:style-name="T8">55</text:span><text:span text:style-name="T27">,</text:span><text:span text:style-name="T8">12</text:span><text:span text:style-name="T27">,</text:span><text:span text:style-name="T8">32</text:span><text:span text:style-name="T27">,</text:span><text:span text:style-name="T8">63</text:span><text:span text:style-name="T27">,</text:span><text:span text:style-name="T8">93</text:span><text:span text:style-name="T27">,</text:span><text:span text:style-name="T8">53</text:span><text:span text:style-name="T27">,</text:span><text:span text:style-name="T8">69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04</text:span><text:span text:style-name="T27">,</text:span><text:span text:style-name="T8">42</text:span><text:span text:style-name="T27">,</text:span><text:span text:style-name="T8">16</text:span><text:span text:style-name="T27">,</text:span><text:span text:style-name="T8">73</text:span><text:span text:style-name="T27">,</text:span><text:span text:style-name="T8">38</text:span><text:span text:style-name="T27">,</text:span><text:span text:style-name="T8">25</text:span><text:span text:style-name="T27">,</text:span><text:span text:style-name="T8">39</text:span><text:span text:style-name="T27">,</text:span><text:span text:style-name="T8">11</text:span><text:span text:style-name="T27">,</text:span><text:span text:style-name="T8">24</text:span><text:span text:style-name="T27">,</text:span><text:span text:style-name="T8">94</text:span><text:span text:style-name="T27">,</text:span><text:span text:style-name="T8">72</text:span><text:span text:style-name="T27">,</text:span><text:span text:style-name="T8">18</text:span><text:span text:style-name="T27">, </text:span><text:span text:style-name="T8">8</text:span><text:span text:style-name="T27">,</text:span><text:span text:style-name="T8">46</text:span><text:span text:style-name="T27">,</text:span><text:span text:style-name="T8">29</text:span><text:span text:style-name="T27">,</text:span><text:span text:style-name="T8">32</text:span><text:span text:style-name="T27">,</text:span><text:span text:style-name="T8">40</text:span><text:span text:style-name="T27">,</text:span><text:span text:style-name="T8">62</text:span><text:span text:style-name="T27">,</text:span><text:span text:style-name="T8">76</text:span><text:span text:style-name="T27">,</text:span><text:span text:style-name="T8">36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20</text:span><text:span text:style-name="T27">,</text:span><text:span text:style-name="T8">69</text:span><text:span text:style-name="T27">,</text:span><text:span text:style-name="T8">36</text:span><text:span text:style-name="T27">,</text:span><text:span text:style-name="T8">41</text:span><text:span text:style-name="T27">,</text:span><text:span text:style-name="T8">72</text:span><text:span text:style-name="T27">,</text:span><text:span text:style-name="T8">30</text:span><text:span text:style-name="T27">,</text:span><text:span text:style-name="T8">23</text:span><text:span text:style-name="T27">,</text:span><text:span text:style-name="T8">88</text:span><text:span text:style-name="T27">,</text:span><text:span text:style-name="T8">34</text:span><text:span text:style-name="T27">,</text:span><text:span text:style-name="T8">62</text:span><text:span text:style-name="T27">,</text:span><text:span text:style-name="T8">99</text:span><text:span text:style-name="T27">,</text:span><text:span text:style-name="T8">69</text:span><text:span text:style-name="T27">,</text:span><text:span text:style-name="T8">82</text:span><text:span text:style-name="T27">,</text:span><text:span text:style-name="T8">67</text:span><text:span text:style-name="T27">,</text:span><text:span text:style-name="T8">59</text:span><text:span text:style-name="T27">,</text:span><text:span text:style-name="T8">85</text:span><text:span text:style-name="T27">,</text:span><text:span text:style-name="T8">74</text:span><text:span text:style-name="T27">,</text:span><text:span text:style-name="T8">04</text:span><text:span text:style-name="T27">,</text:span><text:span text:style-name="T8">36</text:span><text:span text:style-name="T27">,</text:span><text:span text:style-name="T8">16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oft-page-break/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20</text:span><text:span text:style-name="T27">,</text:span><text:span text:style-name="T8">73</text:span><text:span text:style-name="T27">,</text:span><text:span text:style-name="T8">35</text:span><text:span text:style-name="T27">,</text:span><text:span text:style-name="T8">29</text:span><text:span text:style-name="T27">,</text:span><text:span text:style-name="T8">78</text:span><text:span text:style-name="T27">,</text:span><text:span text:style-name="T8">31</text:span><text:span text:style-name="T27">,</text:span><text:span text:style-name="T8">90</text:span><text:span text:style-name="T27">,</text:span><text:span text:style-name="T8">01</text:span><text:span text:style-name="T27">,</text:span><text:span text:style-name="T8">74</text:span><text:span text:style-name="T27">,</text:span><text:span text:style-name="T8">31</text:span><text:span text:style-name="T27">,</text:span><text:span text:style-name="T8">49</text:span><text:span text:style-name="T27">,</text:span><text:span text:style-name="T8">71</text:span><text:span text:style-name="T27">,</text:span><text:span text:style-name="T8">48</text:span><text:span text:style-name="T27">,</text:span><text:span text:style-name="T8">86</text:span><text:span text:style-name="T27">,</text:span><text:span text:style-name="T8">81</text:span><text:span text:style-name="T27">,</text:span><text:span text:style-name="T8">16</text:span><text:span text:style-name="T27">,</text:span><text:span text:style-name="T8">23</text:span><text:span text:style-name="T27">,</text:span><text:span text:style-name="T8">57</text:span><text:span text:style-name="T27">,</text:span><text:span text:style-name="T8">05</text:span><text:span text:style-name="T27">,</text:span><text:span text:style-name="T8">54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</text:span><text:span text:style-name="T8">01</text:span><text:span text:style-name="T27">,</text:span><text:span text:style-name="T8">70</text:span><text:span text:style-name="T27">,</text:span><text:span text:style-name="T8">54</text:span><text:span text:style-name="T27">,</text:span><text:span text:style-name="T8">71</text:span><text:span text:style-name="T27">,</text:span><text:span text:style-name="T8">83</text:span><text:span text:style-name="T27">,</text:span><text:span text:style-name="T8">51</text:span><text:span text:style-name="T27">,</text:span><text:span text:style-name="T8">54</text:span><text:span text:style-name="T27">,</text:span><text:span text:style-name="T8">69</text:span><text:span text:style-name="T27">,</text:span><text:span text:style-name="T8">16</text:span><text:span text:style-name="T27">,</text:span><text:span text:style-name="T8">92</text:span><text:span text:style-name="T27">,</text:span><text:span text:style-name="T8">33</text:span><text:span text:style-name="T27">,</text:span><text:span text:style-name="T8">48</text:span><text:span text:style-name="T27">,</text:span><text:span text:style-name="T8">61</text:span><text:span text:style-name="T27">,</text:span><text:span text:style-name="T8">43</text:span><text:span text:style-name="T27">,</text:span><text:span text:style-name="T8">52</text:span><text:span text:style-name="T27">,</text:span><text:span text:style-name="T8">01</text:span><text:span text:style-name="T27">,</text:span><text:span text:style-name="T8">89</text:span><text:span text:style-name="T27">,</text:span><text:span text:style-name="T8">19</text:span><text:span text:style-name="T27">,</text:span><text:span text:style-name="T8">67</text:span><text:span text:style-name="T27">,</text:span><text:span text:style-name="T8">48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6"><text:s text:c="8"/><text:span text:style-name="T27">{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, </text:span><text:span text:style-name="T8">0</text:span><text:span text:style-name="T27">},</text:span></text:p>
      <text:p text:style-name="P35">};</text:p>
      <text:p text:style-name="P35"><text:span text:style-name="T18">int </text:span>dx[] = {<text:span text:style-name="T7">0</text:span>,<text:span text:style-name="T7">1</text:span>,<text:span text:style-name="T7">1</text:span>, <text:span text:style-name="T7">1</text:span>, <text:span text:style-name="T7">0</text:span>,-<text:span text:style-name="T7">1</text:span>,-<text:span text:style-name="T7">1</text:span>,-<text:span text:style-name="T7">1</text:span>,};</text:p>
      <text:p text:style-name="P35"><text:span text:style-name="T18">int </text:span>dy[] = {<text:span text:style-name="T7">1</text:span>,<text:span text:style-name="T7">1</text:span>,<text:span text:style-name="T7">0</text:span>,-<text:span text:style-name="T7">1</text:span>,-<text:span text:style-name="T7">1</text:span>,-<text:span text:style-name="T7">1</text:span>, <text:span text:style-name="T7">0</text:span>, <text:span text:style-name="T7">1</text:span>,};</text:p>
      <text:p text:style-name="P35"><text:span text:style-name="T18">int </text:span>main(<text:span text:style-name="T18">int </text:span>argc, <text:span text:style-name="T18">char const </text:span>*argv[])</text:p>
      <text:p text:style-name="P35">{</text:p>
      <text:p text:style-name="P36"><text:s text:c="4"/><text:span text:style-name="T20">int </text:span><text:span text:style-name="T27">max = </text:span><text:span text:style-name="T26">INT_MIN</text:span><text:span text:style-name="T27">;</text:span></text:p>
      <text:p text:style-name="P36"><text:s text:c="4"/><text:span text:style-name="T20">int </text:span><text:span text:style-name="T27">max_i;</text:span></text:p>
      <text:p text:style-name="P36"><text:s text:c="4"/><text:span text:style-name="T20">int </text:span><text:span text:style-name="T27">max_j;</text:span></text:p>
      <text:p text:style-name="P36"><text:s text:c="4"/><text:span text:style-name="T20">int </text:span><text:span text:style-name="T27">max_d;</text:span></text:p>
      <text:p text:style-name="P36"><text:s text:c="4"/><text:span text:style-name="T20">for </text:span><text:span text:style-name="T27">(</text:span><text:span text:style-name="T20">int </text:span><text:span text:style-name="T27">i = </text:span><text:span text:style-name="T8">0</text:span><text:span text:style-name="T27">; i &lt; </text:span><text:span text:style-name="T26">SIZE_X</text:span><text:span text:style-name="T27">; ++i)</text:span></text:p>
      <text:p text:style-name="P36"><text:s text:c="4"/><text:span text:style-name="T27">{</text:span></text:p>
      <text:p text:style-name="P36"><text:s text:c="8"/><text:span text:style-name="T20">for </text:span><text:span text:style-name="T27">(</text:span><text:span text:style-name="T20">int </text:span><text:span text:style-name="T27">j = </text:span><text:span text:style-name="T26">PRODUCT_LENGHT</text:span><text:span text:style-name="T27">; j &lt; </text:span><text:span text:style-name="T26">SIZE_Y</text:span><text:span text:style-name="T27">; ++j)</text:span></text:p>
      <text:p text:style-name="P36"><text:s text:c="8"/><text:span text:style-name="T27">{</text:span></text:p>
      <text:p text:style-name="P36"><text:s text:c="12"/><text:span text:style-name="T20">for </text:span><text:span text:style-name="T27">(</text:span><text:span text:style-name="T20">int </text:span><text:span text:style-name="T27">d = </text:span><text:span text:style-name="T8">0</text:span><text:span text:style-name="T27">; d &lt; </text:span><text:span text:style-name="T8">4</text:span><text:span text:style-name="T27">; ++d)</text:span></text:p>
      <text:p text:style-name="P36"><text:s text:c="12"/><text:span text:style-name="T27">{</text:span></text:p>
      <text:p text:style-name="P36"><text:s text:c="16"/><text:span text:style-name="T20">int </text:span><text:span text:style-name="T27">current = </text:span><text:span text:style-name="T8">1</text:span><text:span text:style-name="T27">;</text:span></text:p>
      <text:p text:style-name="P36"><text:s text:c="16"/><text:span text:style-name="T20">for </text:span><text:span text:style-name="T27">(</text:span><text:span text:style-name="T20">int </text:span><text:span text:style-name="T27">k = </text:span><text:span text:style-name="T8">0</text:span><text:span text:style-name="T27">; k &lt; </text:span><text:span text:style-name="T26">PRODUCT_LENGHT</text:span><text:span text:style-name="T27">; ++k)</text:span></text:p>
      <text:p text:style-name="P36"><text:s text:c="16"/><text:span text:style-name="T27">{</text:span></text:p>
      <text:p text:style-name="P36"><text:s text:c="20"/><text:span text:style-name="T27">current *= a[i+dx[d]*k][j+dy[d]*k];</text:span></text:p>
      <text:p text:style-name="P36"><text:s text:c="16"/><text:span text:style-name="T27">}</text:span></text:p>
      <text:p text:style-name="P36"><text:s text:c="16"/><text:span text:style-name="T20">if </text:span><text:span text:style-name="T27">(current &gt; max)</text:span></text:p>
      <text:p text:style-name="P36"><text:s text:c="16"/><text:span text:style-name="T27">{</text:span></text:p>
      <text:p text:style-name="P36"><text:s text:c="20"/><text:span text:style-name="T27">max = current;</text:span></text:p>
      <text:p text:style-name="P36"><text:s text:c="16"/><text:span text:style-name="T27">}</text:span></text:p>
      <text:p text:style-name="P36"><text:s text:c="12"/><text:span text:style-name="T27">}</text:span></text:p>
      <text:p text:style-name="P36"><text:s text:c="8"/><text:span text:style-name="T27">}</text:span></text:p>
      <text:p text:style-name="P36"><text:s text:c="4"/><text:span text:style-name="T27">}</text:span></text:p>
      <text:p text:style-name="P36"><text:s text:c="4"/><text:span text:style-name="T27">cout </text:span><text:span text:style-name="T22">&lt;&lt; </text:span><text:span text:style-name="T27">max </text:span><text:span text:style-name="T22">&lt;&lt; </text:span><text:span text:style-name="T17">"</text:span><text:span text:style-name="T20">\n</text:span><text:span text:style-name="T17">"</text:span><text:span text:style-name="T27">;</text:span></text:p>
      <text:p text:style-name="P36"><text:s text:c="4"/><text:span text:style-name="T20">return </text:span><text:span text:style-name="T8">0</text:span><text:span text:style-name="T27">;</text:span></text:p>
      <text:p text:style-name="P37"><text:span text:style-name="T29">}</text:span></text:p>
      <text:p text:style-name="P9">Модульная реализация:</text:p>
      <text:h text:style-name="Heading_20_3" text:outline-level="3">Main</text:h>
      <text:p text:style-name="P19"><text:span text:style-name="T7">import</text:span> MyFilter</text:p>
      <text:p text:style-name="P17"/>
      <text:p text:style-name="P18">main = </text:p>
      <text:p text:style-name="P23">    <text:span text:style-name="T13">print (findMax)</text:span></text:p>
      <text:p text:style-name="P18"/>
      <text:p text:style-name="P18"/>
      <text:p text:style-name="P18"/>
      <text:p text:style-name="P19"><text:span text:style-name="T7">module</text:span> MyFilter (lineFindMax, findMax) <text:span text:style-name="T7">where</text:span></text:p>
      <text:p text:style-name="P18"><text:span text:style-name="T7">import</text:span> MyProducts</text:p>
      <text:p text:style-name="P18"><text:span text:style-name="T7">import</text:span> MyArray</text:p>
      <text:p text:style-name="P17"/>
      <text:p text:style-name="P18">lineFindMax x = </text:p>
      <text:p text:style-name="P23">    <text:span text:style-name="T13">maximum (</text:span></text:p>
      <text:p text:style-name="P23">        <text:span text:style-name="T13">(map (rightProduct4 x) (take getaSize [</text:span><text:span text:style-name="T12">0</text:span><text:span text:style-name="T13">..])) ++ </text:span></text:p>
      <text:p text:style-name="P23">        <text:span text:style-name="T13">(map (diagonalProduct4 x) (take getaSize [</text:span><text:span text:style-name="T12">0</text:span><text:span text:style-name="T13">..])) ++ </text:span></text:p>
      <text:p text:style-name="P23">        <text:span text:style-name="T13">(map (botomProduct4 x) (take getaSize [</text:span><text:span text:style-name="T12">0</text:span><text:span text:style-name="T13">..])) ++ </text:span></text:p>
      <text:p text:style-name="P23">        <text:span text:style-name="T13">(map (leftdiagonalProduct4 x) (take getaSize [</text:span><text:span text:style-name="T12">0</text:span><text:span text:style-name="T13">..]))</text:span></text:p>
      <text:p text:style-name="P23">    <text:span text:style-name="T13">)</text:span></text:p>
      <text:p text:style-name="P17"/>
      <text:p text:style-name="P18">findMax = </text:p>
      <text:p text:style-name="P23">    <text:span text:style-name="T13">maximum (map lineFindMax (take getaSize [</text:span><text:span text:style-name="T12">0</text:span><text:span text:style-name="T13">..]))</text:span></text:p>
      <text:p text:style-name="P18"/>
      <text:p text:style-name="P19"><text:soft-page-break/></text:p>
      <text:p text:style-name="P19"/>
      <text:p text:style-name="P12"/>
      <text:p text:style-name="P20"><text:span text:style-name="T7">module</text:span> MyProducts (rightProduct4, diagonalProduct4, botomProduct4, leftdiagonalProduct4) <text:span text:style-name="T7">where</text:span></text:p>
      <text:p text:style-name="P18"><text:span text:style-name="T7">import</text:span> MyArray</text:p>
      <text:p text:style-name="P17"/>
      <text:p text:style-name="P18">apstractProduct n x y dx dy = foldl (\p i-&gt; p * (getaAt (x+dx*i) (y+dy*i))) <text:span text:style-name="T11">1</text:span> [<text:span text:style-name="T11">1</text:span>..n]</text:p>
      <text:p text:style-name="P17"/>
      <text:p text:style-name="P18">rightProduct4 x y = apstractProduct <text:span text:style-name="T11">4</text:span> x y <text:span text:style-name="T11">0</text:span> <text:span text:style-name="T11">1</text:span></text:p>
      <text:p text:style-name="P18">diagonalProduct4 x y = apstractProduct <text:span text:style-name="T11">4</text:span> x y <text:span text:style-name="T11">1</text:span> <text:span text:style-name="T11">1</text:span></text:p>
      <text:p text:style-name="P18">botomProduct4 x y = apstractProduct <text:span text:style-name="T11">4</text:span> x y <text:span text:style-name="T11">1</text:span> <text:span text:style-name="T11">0</text:span></text:p>
      <text:p text:style-name="P18">leftdiagonalProduct4 x y = apstractProduct <text:span text:style-name="T11">4</text:span> x y <text:span text:style-name="T11">1</text:span> (-<text:span text:style-name="T11">1</text:span>)</text:p>
      <text:p text:style-name="P25"/>
      <text:p text:style-name="P19"><text:span text:style-name="T7">module</text:span> MyArray (getaSize, getaAt) <text:span text:style-name="T7">where</text:span></text:p>
      <text:p text:style-name="P17"/>
      <text:p text:style-name="P18">getaSize <text:span text:style-name="T7">::</text:span> <text:span text:style-name="T7">Int</text:span></text:p>
      <text:p text:style-name="P18">getaSize = <text:span text:style-name="T11">20</text:span></text:p>
      <text:p text:style-name="P18">getaAt x y = </text:p>
      <text:p text:style-name="P23">    <text:span text:style-name="T13">map (\a-&gt; [</text:span><text:span text:style-name="T12">0</text:span><text:span text:style-name="T13">,</text:span><text:span text:style-name="T12">0</text:span><text:span text:style-name="T13">,</text:span><text:span text:style-name="T12">0</text:span><text:span text:style-name="T13">,</text:span><text:span text:style-name="T12">0</text:span><text:span text:style-name="T13">]++a++[</text:span><text:span text:style-name="T12">0</text:span><text:span text:style-name="T13">,</text:span><text:span text:style-name="T12">0</text:span><text:span text:style-name="T13">,</text:span><text:span text:style-name="T12">0</text:span><text:span text:style-name="T13">,</text:span><text:span text:style-name="T12">0</text:span><text:span text:style-name="T13">]) [</text:span></text:p>
      <text:p text:style-name="P23">        <text:span text:style-name="T13">[ </text:span><text:span text:style-name="T12">8</text:span><text:span text:style-name="T13">,</text:span><text:span text:style-name="T12">02</text:span><text:span text:style-name="T13">,</text:span><text:span text:style-name="T12">22</text:span><text:span text:style-name="T13">,</text:span><text:span text:style-name="T12">97</text:span><text:span text:style-name="T13">,</text:span><text:span text:style-name="T12">38</text:span><text:span text:style-name="T13">,</text:span><text:span text:style-name="T12">15</text:span><text:span text:style-name="T13">,</text:span><text:span text:style-name="T12">00</text:span><text:span text:style-name="T13">,</text:span><text:span text:style-name="T12">40</text:span><text:span text:style-name="T13">,</text:span><text:span text:style-name="T12">00</text:span><text:span text:style-name="T13">,</text:span><text:span text:style-name="T12">75</text:span><text:span text:style-name="T13">,</text:span><text:span text:style-name="T12">04</text:span><text:span text:style-name="T13">,</text:span><text:span text:style-name="T12">05</text:span><text:span text:style-name="T13">,</text:span><text:span text:style-name="T12">07</text:span><text:span text:style-name="T13">,</text:span><text:span text:style-name="T12">78</text:span><text:span text:style-name="T13">,</text:span><text:span text:style-name="T12">52</text:span><text:span text:style-name="T13">,</text:span><text:span text:style-name="T12">12</text:span><text:span text:style-name="T13">,</text:span><text:span text:style-name="T12">50</text:span><text:span text:style-name="T13">,</text:span><text:span text:style-name="T12">77</text:span><text:span text:style-name="T13">,</text:span><text:span text:style-name="T12">91</text:span><text:span text:style-name="T13">, </text:span><text:span text:style-name="T12">8</text:span><text:span text:style-name="T13">],</text:span></text:p>
      <text:p text:style-name="P23">        <text:span text:style-name="T13">[</text:span><text:span text:style-name="T12">49</text:span><text:span text:style-name="T13">,</text:span><text:span text:style-name="T12">49</text:span><text:span text:style-name="T13">,</text:span><text:span text:style-name="T12">99</text:span><text:span text:style-name="T13">,</text:span><text:span text:style-name="T12">40</text:span><text:span text:style-name="T13">,</text:span><text:span text:style-name="T12">17</text:span><text:span text:style-name="T13">,</text:span><text:span text:style-name="T12">81</text:span><text:span text:style-name="T13">,</text:span><text:span text:style-name="T12">18</text:span><text:span text:style-name="T13">,</text:span><text:span text:style-name="T12">57</text:span><text:span text:style-name="T13">,</text:span><text:span text:style-name="T12">60</text:span><text:span text:style-name="T13">,</text:span><text:span text:style-name="T12">87</text:span><text:span text:style-name="T13">,</text:span><text:span text:style-name="T12">17</text:span><text:span text:style-name="T13">,</text:span><text:span text:style-name="T12">40</text:span><text:span text:style-name="T13">,</text:span><text:span text:style-name="T12">98</text:span><text:span text:style-name="T13">,</text:span><text:span text:style-name="T12">43</text:span><text:span text:style-name="T13">,</text:span><text:span text:style-name="T12">69</text:span><text:span text:style-name="T13">,</text:span><text:span text:style-name="T12">48</text:span><text:span text:style-name="T13">,</text:span><text:span text:style-name="T12">04</text:span><text:span text:style-name="T13">,</text:span><text:span text:style-name="T12">56</text:span><text:span text:style-name="T13">,</text:span><text:span text:style-name="T12">62</text:span><text:span text:style-name="T13">,</text:span><text:span text:style-name="T12">00</text:span><text:span text:style-name="T13">],</text:span></text:p>
      <text:p text:style-name="P23">        <text:span text:style-name="T13">[</text:span><text:span text:style-name="T12">81</text:span><text:span text:style-name="T13">,</text:span><text:span text:style-name="T12">49</text:span><text:span text:style-name="T13">,</text:span><text:span text:style-name="T12">31</text:span><text:span text:style-name="T13">,</text:span><text:span text:style-name="T12">73</text:span><text:span text:style-name="T13">,</text:span><text:span text:style-name="T12">55</text:span><text:span text:style-name="T13">,</text:span><text:span text:style-name="T12">79</text:span><text:span text:style-name="T13">,</text:span><text:span text:style-name="T12">14</text:span><text:span text:style-name="T13">,</text:span><text:span text:style-name="T12">29</text:span><text:span text:style-name="T13">,</text:span><text:span text:style-name="T12">93</text:span><text:span text:style-name="T13">,</text:span><text:span text:style-name="T12">71</text:span><text:span text:style-name="T13">,</text:span><text:span text:style-name="T12">40</text:span><text:span text:style-name="T13">,</text:span><text:span text:style-name="T12">67</text:span><text:span text:style-name="T13">,</text:span><text:span text:style-name="T12">53</text:span><text:span text:style-name="T13">,</text:span><text:span text:style-name="T12">88</text:span><text:span text:style-name="T13">,</text:span><text:span text:style-name="T12">30</text:span><text:span text:style-name="T13">,</text:span><text:span text:style-name="T12">03</text:span><text:span text:style-name="T13">,</text:span><text:span text:style-name="T12">49</text:span><text:span text:style-name="T13">,</text:span><text:span text:style-name="T12">13</text:span><text:span text:style-name="T13">,</text:span><text:span text:style-name="T12">36</text:span><text:span text:style-name="T13">,</text:span><text:span text:style-name="T12">65</text:span><text:span text:style-name="T13">],</text:span></text:p>
      <text:p text:style-name="P23">        <text:span text:style-name="T13">[</text:span><text:span text:style-name="T12">52</text:span><text:span text:style-name="T13">,</text:span><text:span text:style-name="T12">70</text:span><text:span text:style-name="T13">,</text:span><text:span text:style-name="T12">95</text:span><text:span text:style-name="T13">,</text:span><text:span text:style-name="T12">23</text:span><text:span text:style-name="T13">,</text:span><text:span text:style-name="T12">04</text:span><text:span text:style-name="T13">,</text:span><text:span text:style-name="T12">60</text:span><text:span text:style-name="T13">,</text:span><text:span text:style-name="T12">11</text:span><text:span text:style-name="T13">,</text:span><text:span text:style-name="T12">42</text:span><text:span text:style-name="T13">,</text:span><text:span text:style-name="T12">69</text:span><text:span text:style-name="T13">,</text:span><text:span text:style-name="T12">24</text:span><text:span text:style-name="T13">,</text:span><text:span text:style-name="T12">68</text:span><text:span text:style-name="T13">,</text:span><text:span text:style-name="T12">56</text:span><text:span text:style-name="T13">,</text:span><text:span text:style-name="T12">01</text:span><text:span text:style-name="T13">,</text:span><text:span text:style-name="T12">32</text:span><text:span text:style-name="T13">,</text:span><text:span text:style-name="T12">56</text:span><text:span text:style-name="T13">,</text:span><text:span text:style-name="T12">71</text:span><text:span text:style-name="T13">,</text:span><text:span text:style-name="T12">37</text:span><text:span text:style-name="T13">,</text:span><text:span text:style-name="T12">02</text:span><text:span text:style-name="T13">,</text:span><text:span text:style-name="T12">36</text:span><text:span text:style-name="T13">,</text:span><text:span text:style-name="T12">91</text:span><text:span text:style-name="T13">],</text:span></text:p>
      <text:p text:style-name="P23">        <text:span text:style-name="T13">[</text:span><text:span text:style-name="T12">22</text:span><text:span text:style-name="T13">,</text:span><text:span text:style-name="T12">31</text:span><text:span text:style-name="T13">,</text:span><text:span text:style-name="T12">16</text:span><text:span text:style-name="T13">,</text:span><text:span text:style-name="T12">71</text:span><text:span text:style-name="T13">,</text:span><text:span text:style-name="T12">51</text:span><text:span text:style-name="T13">,</text:span><text:span text:style-name="T12">67</text:span><text:span text:style-name="T13">,</text:span><text:span text:style-name="T12">63</text:span><text:span text:style-name="T13">,</text:span><text:span text:style-name="T12">89</text:span><text:span text:style-name="T13">,</text:span><text:span text:style-name="T12">41</text:span><text:span text:style-name="T13">,</text:span><text:span text:style-name="T12">92</text:span><text:span text:style-name="T13">,</text:span><text:span text:style-name="T12">36</text:span><text:span text:style-name="T13">,</text:span><text:span text:style-name="T12">54</text:span><text:span text:style-name="T13">,</text:span><text:span text:style-name="T12">22</text:span><text:span text:style-name="T13">,</text:span><text:span text:style-name="T12">40</text:span><text:span text:style-name="T13">,</text:span><text:span text:style-name="T12">40</text:span><text:span text:style-name="T13">,</text:span><text:span text:style-name="T12">28</text:span><text:span text:style-name="T13">,</text:span><text:span text:style-name="T12">66</text:span><text:span text:style-name="T13">,</text:span><text:span text:style-name="T12">33</text:span><text:span text:style-name="T13">,</text:span><text:span text:style-name="T12">13</text:span><text:span text:style-name="T13">,</text:span><text:span text:style-name="T12">80</text:span><text:span text:style-name="T13">],</text:span></text:p>
      <text:p text:style-name="P23">        <text:span text:style-name="T13">[</text:span><text:span text:style-name="T12">24</text:span><text:span text:style-name="T13">,</text:span><text:span text:style-name="T12">47</text:span><text:span text:style-name="T13">,</text:span><text:span text:style-name="T12">32</text:span><text:span text:style-name="T13">,</text:span><text:span text:style-name="T12">60</text:span><text:span text:style-name="T13">,</text:span><text:span text:style-name="T12">99</text:span><text:span text:style-name="T13">,</text:span><text:span text:style-name="T12">03</text:span><text:span text:style-name="T13">,</text:span><text:span text:style-name="T12">45</text:span><text:span text:style-name="T13">,</text:span><text:span text:style-name="T12">02</text:span><text:span text:style-name="T13">,</text:span><text:span text:style-name="T12">44</text:span><text:span text:style-name="T13">,</text:span><text:span text:style-name="T12">75</text:span><text:span text:style-name="T13">,</text:span><text:span text:style-name="T12">33</text:span><text:span text:style-name="T13">,</text:span><text:span text:style-name="T12">53</text:span><text:span text:style-name="T13">,</text:span><text:span text:style-name="T12">78</text:span><text:span text:style-name="T13">,</text:span><text:span text:style-name="T12">36</text:span><text:span text:style-name="T13">,</text:span><text:span text:style-name="T12">84</text:span><text:span text:style-name="T13">,</text:span><text:span text:style-name="T12">20</text:span><text:span text:style-name="T13">,</text:span><text:span text:style-name="T12">35</text:span><text:span text:style-name="T13">,</text:span><text:span text:style-name="T12">17</text:span><text:span text:style-name="T13">,</text:span><text:span text:style-name="T12">12</text:span><text:span text:style-name="T13">,</text:span><text:span text:style-name="T12">50</text:span><text:span text:style-name="T13">],</text:span></text:p>
      <text:p text:style-name="P23">        <text:span text:style-name="T13">[</text:span><text:span text:style-name="T12">32</text:span><text:span text:style-name="T13">,</text:span><text:span text:style-name="T12">98</text:span><text:span text:style-name="T13">,</text:span><text:span text:style-name="T12">81</text:span><text:span text:style-name="T13">,</text:span><text:span text:style-name="T12">28</text:span><text:span text:style-name="T13">,</text:span><text:span text:style-name="T12">64</text:span><text:span text:style-name="T13">,</text:span><text:span text:style-name="T12">23</text:span><text:span text:style-name="T13">,</text:span><text:span text:style-name="T12">67</text:span><text:span text:style-name="T13">,</text:span><text:span text:style-name="T12">10</text:span><text:span text:style-name="T13">,</text:span><text:span text:style-name="T12">26</text:span><text:span text:style-name="T13">,</text:span><text:span text:style-name="T12">38</text:span><text:span text:style-name="T13">,</text:span><text:span text:style-name="T12">40</text:span><text:span text:style-name="T13">,</text:span><text:span text:style-name="T12">67</text:span><text:span text:style-name="T13">,</text:span><text:span text:style-name="T12">59</text:span><text:span text:style-name="T13">,</text:span><text:span text:style-name="T12">54</text:span><text:span text:style-name="T13">,</text:span><text:span text:style-name="T12">70</text:span><text:span text:style-name="T13">,</text:span><text:span text:style-name="T12">66</text:span><text:span text:style-name="T13">,</text:span><text:span text:style-name="T12">18</text:span><text:span text:style-name="T13">,</text:span><text:span text:style-name="T12">38</text:span><text:span text:style-name="T13">,</text:span><text:span text:style-name="T12">64</text:span><text:span text:style-name="T13">,</text:span><text:span text:style-name="T12">70</text:span><text:span text:style-name="T13">],</text:span></text:p>
      <text:p text:style-name="P23">        <text:span text:style-name="T13">[</text:span><text:span text:style-name="T12">67</text:span><text:span text:style-name="T13">,</text:span><text:span text:style-name="T12">26</text:span><text:span text:style-name="T13">,</text:span><text:span text:style-name="T12">20</text:span><text:span text:style-name="T13">,</text:span><text:span text:style-name="T12">68</text:span><text:span text:style-name="T13">,</text:span><text:span text:style-name="T12">02</text:span><text:span text:style-name="T13">,</text:span><text:span text:style-name="T12">62</text:span><text:span text:style-name="T13">,</text:span><text:span text:style-name="T12">12</text:span><text:span text:style-name="T13">,</text:span><text:span text:style-name="T12">20</text:span><text:span text:style-name="T13">,</text:span><text:span text:style-name="T12">95</text:span><text:span text:style-name="T13">,</text:span><text:span text:style-name="T12">63</text:span><text:span text:style-name="T13">,</text:span><text:span text:style-name="T12">94</text:span><text:span text:style-name="T13">,</text:span><text:span text:style-name="T12">39</text:span><text:span text:style-name="T13">,</text:span><text:span text:style-name="T12">63</text:span><text:span text:style-name="T13">, </text:span><text:span text:style-name="T12">8</text:span><text:span text:style-name="T13">,</text:span><text:span text:style-name="T12">40</text:span><text:span text:style-name="T13">,</text:span><text:span text:style-name="T12">91</text:span><text:span text:style-name="T13">,</text:span><text:span text:style-name="T12">66</text:span><text:span text:style-name="T13">,</text:span><text:span text:style-name="T12">49</text:span><text:span text:style-name="T13">,</text:span><text:span text:style-name="T12">94</text:span><text:span text:style-name="T13">,</text:span><text:span text:style-name="T12">21</text:span><text:span text:style-name="T13">],</text:span></text:p>
      <text:p text:style-name="P23">        <text:span text:style-name="T13">[</text:span><text:span text:style-name="T12">24</text:span><text:span text:style-name="T13">,</text:span><text:span text:style-name="T12">55</text:span><text:span text:style-name="T13">,</text:span><text:span text:style-name="T12">58</text:span><text:span text:style-name="T13">,</text:span><text:span text:style-name="T12">05</text:span><text:span text:style-name="T13">,</text:span><text:span text:style-name="T12">66</text:span><text:span text:style-name="T13">,</text:span><text:span text:style-name="T12">73</text:span><text:span text:style-name="T13">,</text:span><text:span text:style-name="T12">99</text:span><text:span text:style-name="T13">,</text:span><text:span text:style-name="T12">26</text:span><text:span text:style-name="T13">,</text:span><text:span text:style-name="T12">97</text:span><text:span text:style-name="T13">,</text:span><text:span text:style-name="T12">17</text:span><text:span text:style-name="T13">,</text:span><text:span text:style-name="T12">78</text:span><text:span text:style-name="T13">,</text:span><text:span text:style-name="T12">78</text:span><text:span text:style-name="T13">,</text:span><text:span text:style-name="T12">96</text:span><text:span text:style-name="T13">,</text:span><text:span text:style-name="T12">83</text:span><text:span text:style-name="T13">,</text:span><text:span text:style-name="T12">14</text:span><text:span text:style-name="T13">,</text:span><text:span text:style-name="T12">88</text:span><text:span text:style-name="T13">,</text:span><text:span text:style-name="T12">34</text:span><text:span text:style-name="T13">,</text:span><text:span text:style-name="T12">89</text:span><text:span text:style-name="T13">,</text:span><text:span text:style-name="T12">63</text:span><text:span text:style-name="T13">,</text:span><text:span text:style-name="T12">72</text:span><text:span text:style-name="T13">],</text:span></text:p>
      <text:p text:style-name="P23">        <text:span text:style-name="T13">[</text:span><text:span text:style-name="T12">21</text:span><text:span text:style-name="T13">,</text:span><text:span text:style-name="T12">36</text:span><text:span text:style-name="T13">,</text:span><text:span text:style-name="T12">23</text:span><text:span text:style-name="T13">, </text:span><text:span text:style-name="T12">9</text:span><text:span text:style-name="T13">,</text:span><text:span text:style-name="T12">75</text:span><text:span text:style-name="T13">,</text:span><text:span text:style-name="T12">00</text:span><text:span text:style-name="T13">,</text:span><text:span text:style-name="T12">76</text:span><text:span text:style-name="T13">,</text:span><text:span text:style-name="T12">44</text:span><text:span text:style-name="T13">,</text:span><text:span text:style-name="T12">20</text:span><text:span text:style-name="T13">,</text:span><text:span text:style-name="T12">45</text:span><text:span text:style-name="T13">,</text:span><text:span text:style-name="T12">35</text:span><text:span text:style-name="T13">,</text:span><text:span text:style-name="T12">14</text:span><text:span text:style-name="T13">,</text:span><text:span text:style-name="T12">00</text:span><text:span text:style-name="T13">,</text:span><text:span text:style-name="T12">61</text:span><text:span text:style-name="T13">,</text:span><text:span text:style-name="T12">33</text:span><text:span text:style-name="T13">,</text:span><text:span text:style-name="T12">97</text:span><text:span text:style-name="T13">,</text:span><text:span text:style-name="T12">34</text:span><text:span text:style-name="T13">,</text:span><text:span text:style-name="T12">31</text:span><text:span text:style-name="T13">,</text:span><text:span text:style-name="T12">33</text:span><text:span text:style-name="T13">,</text:span><text:span text:style-name="T12">95</text:span><text:span text:style-name="T13">],</text:span></text:p>
      <text:p text:style-name="P23">        <text:span text:style-name="T13">[</text:span><text:span text:style-name="T12">78</text:span><text:span text:style-name="T13">,</text:span><text:span text:style-name="T12">17</text:span><text:span text:style-name="T13">,</text:span><text:span text:style-name="T12">53</text:span><text:span text:style-name="T13">,</text:span><text:span text:style-name="T12">28</text:span><text:span text:style-name="T13">,</text:span><text:span text:style-name="T12">22</text:span><text:span text:style-name="T13">,</text:span><text:span text:style-name="T12">75</text:span><text:span text:style-name="T13">,</text:span><text:span text:style-name="T12">31</text:span><text:span text:style-name="T13">,</text:span><text:span text:style-name="T12">67</text:span><text:span text:style-name="T13">,</text:span><text:span text:style-name="T12">15</text:span><text:span text:style-name="T13">,</text:span><text:span text:style-name="T12">94</text:span><text:span text:style-name="T13">,</text:span><text:span text:style-name="T12">03</text:span><text:span text:style-name="T13">,</text:span><text:span text:style-name="T12">80</text:span><text:span text:style-name="T13">,</text:span><text:span text:style-name="T12">04</text:span><text:span text:style-name="T13">,</text:span><text:span text:style-name="T12">62</text:span><text:span text:style-name="T13">,</text:span><text:span text:style-name="T12">16</text:span><text:span text:style-name="T13">,</text:span><text:span text:style-name="T12">14</text:span><text:span text:style-name="T13">, </text:span><text:span text:style-name="T12">9</text:span><text:span text:style-name="T13">,</text:span><text:span text:style-name="T12">53</text:span><text:span text:style-name="T13">,</text:span><text:span text:style-name="T12">56</text:span><text:span text:style-name="T13">,</text:span><text:span text:style-name="T12">92</text:span><text:span text:style-name="T13">],</text:span></text:p>
      <text:p text:style-name="P23">        <text:span text:style-name="T13">[</text:span><text:span text:style-name="T12">16</text:span><text:span text:style-name="T13">,</text:span><text:span text:style-name="T12">39</text:span><text:span text:style-name="T13">,</text:span><text:span text:style-name="T12">05</text:span><text:span text:style-name="T13">,</text:span><text:span text:style-name="T12">42</text:span><text:span text:style-name="T13">,</text:span><text:span text:style-name="T12">96</text:span><text:span text:style-name="T13">,</text:span><text:span text:style-name="T12">35</text:span><text:span text:style-name="T13">,</text:span><text:span text:style-name="T12">31</text:span><text:span text:style-name="T13">,</text:span><text:span text:style-name="T12">47</text:span><text:span text:style-name="T13">,</text:span><text:span text:style-name="T12">55</text:span><text:span text:style-name="T13">,</text:span><text:span text:style-name="T12">58</text:span><text:span text:style-name="T13">,</text:span><text:span text:style-name="T12">88</text:span><text:span text:style-name="T13">,</text:span><text:span text:style-name="T12">24</text:span><text:span text:style-name="T13">,</text:span><text:span text:style-name="T12">00</text:span><text:span text:style-name="T13">,</text:span><text:span text:style-name="T12">17</text:span><text:span text:style-name="T13">,</text:span><text:span text:style-name="T12">54</text:span><text:span text:style-name="T13">,</text:span><text:span text:style-name="T12">24</text:span><text:span text:style-name="T13">,</text:span><text:span text:style-name="T12">36</text:span><text:span text:style-name="T13">,</text:span><text:span text:style-name="T12">29</text:span><text:span text:style-name="T13">,</text:span><text:span text:style-name="T12">85</text:span><text:span text:style-name="T13">,</text:span><text:span text:style-name="T12">57</text:span><text:span text:style-name="T13">],</text:span></text:p>
      <text:p text:style-name="P23">        <text:span text:style-name="T13">[</text:span><text:span text:style-name="T12">86</text:span><text:span text:style-name="T13">,</text:span><text:span text:style-name="T12">56</text:span><text:span text:style-name="T13">,</text:span><text:span text:style-name="T12">00</text:span><text:span text:style-name="T13">,</text:span><text:span text:style-name="T12">48</text:span><text:span text:style-name="T13">,</text:span><text:span text:style-name="T12">35</text:span><text:span text:style-name="T13">,</text:span><text:span text:style-name="T12">71</text:span><text:span text:style-name="T13">,</text:span><text:span text:style-name="T12">89</text:span><text:span text:style-name="T13">,</text:span><text:span text:style-name="T12">07</text:span><text:span text:style-name="T13">,</text:span><text:span text:style-name="T12">05</text:span><text:span text:style-name="T13">,</text:span><text:span text:style-name="T12">44</text:span><text:span text:style-name="T13">,</text:span><text:span text:style-name="T12">44</text:span><text:span text:style-name="T13">,</text:span><text:span text:style-name="T12">37</text:span><text:span text:style-name="T13">,</text:span><text:span text:style-name="T12">44</text:span><text:span text:style-name="T13">,</text:span><text:span text:style-name="T12">60</text:span><text:span text:style-name="T13">,</text:span><text:span text:style-name="T12">21</text:span><text:span text:style-name="T13">,</text:span><text:span text:style-name="T12">58</text:span><text:span text:style-name="T13">,</text:span><text:span text:style-name="T12">51</text:span><text:span text:style-name="T13">,</text:span><text:span text:style-name="T12">54</text:span><text:span text:style-name="T13">,</text:span><text:span text:style-name="T12">17</text:span><text:span text:style-name="T13">,</text:span><text:span text:style-name="T12">58</text:span><text:span text:style-name="T13">],</text:span></text:p>
      <text:p text:style-name="P23">        <text:span text:style-name="T13">[</text:span><text:span text:style-name="T12">19</text:span><text:span text:style-name="T13">,</text:span><text:span text:style-name="T12">80</text:span><text:span text:style-name="T13">,</text:span><text:span text:style-name="T12">81</text:span><text:span text:style-name="T13">,</text:span><text:span text:style-name="T12">68</text:span><text:span text:style-name="T13">,</text:span><text:span text:style-name="T12">05</text:span><text:span text:style-name="T13">,</text:span><text:span text:style-name="T12">94</text:span><text:span text:style-name="T13">,</text:span><text:span text:style-name="T12">47</text:span><text:span text:style-name="T13">,</text:span><text:span text:style-name="T12">69</text:span><text:span text:style-name="T13">,</text:span><text:span text:style-name="T12">28</text:span><text:span text:style-name="T13">,</text:span><text:span text:style-name="T12">73</text:span><text:span text:style-name="T13">,</text:span><text:span text:style-name="T12">92</text:span><text:span text:style-name="T13">,</text:span><text:span text:style-name="T12">13</text:span><text:span text:style-name="T13">,</text:span><text:span text:style-name="T12">86</text:span><text:span text:style-name="T13">,</text:span><text:span text:style-name="T12">52</text:span><text:span text:style-name="T13">,</text:span><text:span text:style-name="T12">17</text:span><text:span text:style-name="T13">,</text:span><text:span text:style-name="T12">77</text:span><text:span text:style-name="T13">,</text:span><text:span text:style-name="T12">04</text:span><text:span text:style-name="T13">,</text:span><text:span text:style-name="T12">89</text:span><text:span text:style-name="T13">,</text:span><text:span text:style-name="T12">55</text:span><text:span text:style-name="T13">,</text:span><text:span text:style-name="T12">40</text:span><text:span text:style-name="T13">],</text:span></text:p>
      <text:p text:style-name="P23">        <text:span text:style-name="T13">[</text:span><text:span text:style-name="T12">04</text:span><text:span text:style-name="T13">,</text:span><text:span text:style-name="T12">52</text:span><text:span text:style-name="T13">, </text:span><text:span text:style-name="T12">8</text:span><text:span text:style-name="T13">,</text:span><text:span text:style-name="T12">83</text:span><text:span text:style-name="T13">,</text:span><text:span text:style-name="T12">97</text:span><text:span text:style-name="T13">,</text:span><text:span text:style-name="T12">35</text:span><text:span text:style-name="T13">,</text:span><text:span text:style-name="T12">99</text:span><text:span text:style-name="T13">,</text:span><text:span text:style-name="T12">16</text:span><text:span text:style-name="T13">,</text:span><text:span text:style-name="T12">07</text:span><text:span text:style-name="T13">,</text:span><text:span text:style-name="T12">97</text:span><text:span text:style-name="T13">,</text:span><text:span text:style-name="T12">57</text:span><text:span text:style-name="T13">,</text:span><text:span text:style-name="T12">32</text:span><text:span text:style-name="T13">,</text:span><text:span text:style-name="T12">16</text:span><text:span text:style-name="T13">,</text:span><text:span text:style-name="T12">26</text:span><text:span text:style-name="T13">,</text:span><text:span text:style-name="T12">26</text:span><text:span text:style-name="T13">,</text:span><text:span text:style-name="T12">79</text:span><text:span text:style-name="T13">,</text:span><text:span text:style-name="T12">33</text:span><text:span text:style-name="T13">,</text:span><text:span text:style-name="T12">27</text:span><text:span text:style-name="T13">,</text:span><text:span text:style-name="T12">98</text:span><text:span text:style-name="T13">,</text:span><text:span text:style-name="T12">66</text:span><text:span text:style-name="T13">],</text:span></text:p>
      <text:p text:style-name="P23">        <text:span text:style-name="T13">[</text:span><text:span text:style-name="T12">88</text:span><text:span text:style-name="T13">,</text:span><text:span text:style-name="T12">36</text:span><text:span text:style-name="T13">,</text:span><text:span text:style-name="T12">68</text:span><text:span text:style-name="T13">,</text:span><text:span text:style-name="T12">87</text:span><text:span text:style-name="T13">,</text:span><text:span text:style-name="T12">57</text:span><text:span text:style-name="T13">,</text:span><text:span text:style-name="T12">62</text:span><text:span text:style-name="T13">,</text:span><text:span text:style-name="T12">20</text:span><text:span text:style-name="T13">,</text:span><text:span text:style-name="T12">72</text:span><text:span text:style-name="T13">,</text:span><text:span text:style-name="T12">03</text:span><text:span text:style-name="T13">,</text:span><text:span text:style-name="T12">46</text:span><text:span text:style-name="T13">,</text:span><text:span text:style-name="T12">33</text:span><text:span text:style-name="T13">,</text:span><text:span text:style-name="T12">67</text:span><text:span text:style-name="T13">,</text:span><text:span text:style-name="T12">46</text:span><text:span text:style-name="T13">,</text:span><text:span text:style-name="T12">55</text:span><text:span text:style-name="T13">,</text:span><text:span text:style-name="T12">12</text:span><text:span text:style-name="T13">,</text:span><text:span text:style-name="T12">32</text:span><text:span text:style-name="T13">,</text:span><text:span text:style-name="T12">63</text:span><text:span text:style-name="T13">,</text:span><text:span text:style-name="T12">93</text:span><text:span text:style-name="T13">,</text:span><text:span text:style-name="T12">53</text:span><text:span text:style-name="T13">,</text:span><text:span text:style-name="T12">69</text:span><text:span text:style-name="T13">],</text:span></text:p>
      <text:p text:style-name="P23">        <text:span text:style-name="T13">[</text:span><text:span text:style-name="T12">04</text:span><text:span text:style-name="T13">,</text:span><text:span text:style-name="T12">42</text:span><text:span text:style-name="T13">,</text:span><text:span text:style-name="T12">16</text:span><text:span text:style-name="T13">,</text:span><text:span text:style-name="T12">73</text:span><text:span text:style-name="T13">,</text:span><text:span text:style-name="T12">38</text:span><text:span text:style-name="T13">,</text:span><text:span text:style-name="T12">25</text:span><text:span text:style-name="T13">,</text:span><text:span text:style-name="T12">39</text:span><text:span text:style-name="T13">,</text:span><text:span text:style-name="T12">11</text:span><text:span text:style-name="T13">,</text:span><text:span text:style-name="T12">24</text:span><text:span text:style-name="T13">,</text:span><text:span text:style-name="T12">94</text:span><text:span text:style-name="T13">,</text:span><text:span text:style-name="T12">72</text:span><text:span text:style-name="T13">,</text:span><text:span text:style-name="T12">18</text:span><text:span text:style-name="T13">, </text:span><text:span text:style-name="T12">8</text:span><text:span text:style-name="T13">,</text:span><text:span text:style-name="T12">46</text:span><text:span text:style-name="T13">,</text:span><text:span text:style-name="T12">29</text:span><text:span text:style-name="T13">,</text:span><text:span text:style-name="T12">32</text:span><text:span text:style-name="T13">,</text:span><text:span text:style-name="T12">40</text:span><text:span text:style-name="T13">,</text:span><text:span text:style-name="T12">62</text:span><text:span text:style-name="T13">,</text:span><text:span text:style-name="T12">76</text:span><text:span text:style-name="T13">,</text:span><text:span text:style-name="T12">36</text:span><text:span text:style-name="T13">],</text:span></text:p>
      <text:p text:style-name="P23">        <text:span text:style-name="T13">[</text:span><text:span text:style-name="T12">20</text:span><text:span text:style-name="T13">,</text:span><text:span text:style-name="T12">69</text:span><text:span text:style-name="T13">,</text:span><text:span text:style-name="T12">36</text:span><text:span text:style-name="T13">,</text:span><text:span text:style-name="T12">41</text:span><text:span text:style-name="T13">,</text:span><text:span text:style-name="T12">72</text:span><text:span text:style-name="T13">,</text:span><text:span text:style-name="T12">30</text:span><text:span text:style-name="T13">,</text:span><text:span text:style-name="T12">23</text:span><text:span text:style-name="T13">,</text:span><text:span text:style-name="T12">88</text:span><text:span text:style-name="T13">,</text:span><text:span text:style-name="T12">34</text:span><text:span text:style-name="T13">,</text:span><text:span text:style-name="T12">62</text:span><text:span text:style-name="T13">,</text:span><text:span text:style-name="T12">99</text:span><text:span text:style-name="T13">,</text:span><text:span text:style-name="T12">69</text:span><text:span text:style-name="T13">,</text:span><text:span text:style-name="T12">82</text:span><text:span text:style-name="T13">,</text:span><text:span text:style-name="T12">67</text:span><text:span text:style-name="T13">,</text:span><text:span text:style-name="T12">59</text:span><text:span text:style-name="T13">,</text:span><text:span text:style-name="T12">85</text:span><text:span text:style-name="T13">,</text:span><text:span text:style-name="T12">74</text:span><text:span text:style-name="T13">,</text:span><text:span text:style-name="T12">04</text:span><text:span text:style-name="T13">,</text:span><text:span text:style-name="T12">36</text:span><text:span text:style-name="T13">,</text:span><text:span text:style-name="T12">16</text:span><text:span text:style-name="T13">],</text:span></text:p>
      <text:p text:style-name="P23">        <text:span text:style-name="T13">[</text:span><text:span text:style-name="T12">20</text:span><text:span text:style-name="T13">,</text:span><text:span text:style-name="T12">73</text:span><text:span text:style-name="T13">,</text:span><text:span text:style-name="T12">35</text:span><text:span text:style-name="T13">,</text:span><text:span text:style-name="T12">29</text:span><text:span text:style-name="T13">,</text:span><text:span text:style-name="T12">78</text:span><text:span text:style-name="T13">,</text:span><text:span text:style-name="T12">31</text:span><text:span text:style-name="T13">,</text:span><text:span text:style-name="T12">90</text:span><text:span text:style-name="T13">,</text:span><text:span text:style-name="T12">01</text:span><text:span text:style-name="T13">,</text:span><text:span text:style-name="T12">74</text:span><text:span text:style-name="T13">,</text:span><text:span text:style-name="T12">31</text:span><text:span text:style-name="T13">,</text:span><text:span text:style-name="T12">49</text:span><text:span text:style-name="T13">,</text:span><text:span text:style-name="T12">71</text:span><text:span text:style-name="T13">,</text:span><text:span text:style-name="T12">48</text:span><text:span text:style-name="T13">,</text:span><text:span text:style-name="T12">86</text:span><text:span text:style-name="T13">,</text:span><text:span text:style-name="T12">81</text:span><text:span text:style-name="T13">,</text:span><text:span text:style-name="T12">16</text:span><text:span text:style-name="T13">,</text:span><text:span text:style-name="T12">23</text:span><text:span text:style-name="T13">,</text:span><text:span text:style-name="T12">57</text:span><text:span text:style-name="T13">,</text:span><text:span text:style-name="T12">05</text:span><text:span text:style-name="T13">,</text:span><text:span text:style-name="T12">54</text:span><text:span text:style-name="T13">],</text:span></text:p>
      <text:p text:style-name="P23">        <text:span text:style-name="T13">[</text:span><text:span text:style-name="T12">01</text:span><text:span text:style-name="T13">,</text:span><text:span text:style-name="T12">70</text:span><text:span text:style-name="T13">,</text:span><text:span text:style-name="T12">54</text:span><text:span text:style-name="T13">,</text:span><text:span text:style-name="T12">71</text:span><text:span text:style-name="T13">,</text:span><text:span text:style-name="T12">83</text:span><text:span text:style-name="T13">,</text:span><text:span text:style-name="T12">51</text:span><text:span text:style-name="T13">,</text:span><text:span text:style-name="T12">54</text:span><text:span text:style-name="T13">,</text:span><text:span text:style-name="T12">69</text:span><text:span text:style-name="T13">,</text:span><text:span text:style-name="T12">16</text:span><text:span text:style-name="T13">,</text:span><text:span text:style-name="T12">92</text:span><text:span text:style-name="T13">,</text:span><text:span text:style-name="T12">33</text:span><text:span text:style-name="T13">,</text:span><text:span text:style-name="T12">48</text:span><text:span text:style-name="T13">,</text:span><text:span text:style-name="T12">61</text:span><text:span text:style-name="T13">,</text:span><text:span text:style-name="T12">43</text:span><text:span text:style-name="T13">,</text:span><text:span text:style-name="T12">52</text:span><text:span text:style-name="T13">,</text:span><text:span text:style-name="T12">01</text:span><text:span text:style-name="T13">,</text:span><text:span text:style-name="T12">89</text:span><text:span text:style-name="T13">,</text:span><text:span text:style-name="T12">19</text:span><text:span text:style-name="T13">,</text:span><text:span text:style-name="T12">67</text:span><text:span text:style-name="T13">,</text:span><text:span text:style-name="T12">48</text:span><text:span text:style-name="T13">],</text:span></text:p>
      <text:p text:style-name="P23">        <text:span text:style-name="T13">[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],</text:span></text:p>
      <text:p text:style-name="P23">        <text:span text:style-name="T13">[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],</text:span></text:p>
      <text:p text:style-name="P23">        <text:span text:style-name="T13">[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],</text:span></text:p>
      <text:p text:style-name="P23">        <text:span text:style-name="T13">[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, </text:span><text:span text:style-name="T12">0</text:span><text:span text:style-name="T13">]</text:span></text:p>
      <text:p text:style-name="P23">    <text:span text:style-name="T13">]!! (x) !! (y+</text:span><text:span text:style-name="T12">4</text:span><text:span text:style-name="T13">)</text:span></text:p>
      <text:p text:style-name="P18"/>
      <text:p text:style-name="P29"><text:span text:style-name="T10"/></text:p>
      <text:p text:style-name="P18"/>
      <text:p text:style-name="P24">Перемножение через рекурсию</text:p>
      <text:p text:style-name="P22"><text:soft-page-break/>apstractProduct <text:span text:style-name="T11">0</text:span> _ _ _ _ = <text:span text:style-name="T11">1</text:span></text:p>
      <text:p text:style-name="P18">apstractProduct n x y dx dy = getaAt x y * apstractProduct (n-<text:span text:style-name="T11">1</text:span>) (x+dx) (y+dy) dx dy </text:p>
      <text:p text:style-name="P18"/>
      <text:p text:style-name="P13">Перемножение через хвостовую рекурсию</text:p>
      <text:p text:style-name="P21">apstractProductInternal <text:span text:style-name="T11">0</text:span> _ _ _ _ acc = acc</text:p>
      <text:p text:style-name="P18">apstractProductInternal n x y dx dy acc = apstractProductInternal (n-<text:span text:style-name="T11">1</text:span>) (x+dx) (y+dy) dx dy ((getaAt x y) * acc)</text:p>
      <text:p text:style-name="P17"/>
      <text:p text:style-name="P18">apstractProduct n x y dx dy = apstractProductInternal n x y dx dy <text:span text:style-name="T11">1</text:span></text:p>
      <text:p text:style-name="P14"/>
      <text:h text:style-name="Heading_20_3" text:outline-level="3">Выводы:</text:h>
      <text:p text:style-name="P15">Задачи очень синтетические.</text:p>
      <text:p text:style-name="P16">ФП (смена парадигмы) ломает мозг.</text:p>
      <text:p text:style-name="P16">Haskell классный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2:48:03.582650310</meta:creation-date>
    <dc:date>2019-05-17T11:05:24.063796237</dc:date>
    <meta:editing-duration>PT8H26M19S</meta:editing-duration>
    <meta:editing-cycles>11</meta:editing-cycles>
    <meta:generator>LibreOffice/6.0.7.3$Linux_X86_64 LibreOffice_project/00m0$Build-3</meta:generator>
    <meta:print-date>2019-05-17T10:17:36.721264353</meta:print-date>
    <meta:document-statistic meta:table-count="0" meta:image-count="0" meta:object-count="0" meta:page-count="5" meta:paragraph-count="164" meta:word-count="1256" meta:character-count="8193" meta:non-whitespace-character-count="6403"/>
  </office:meta>
</office:document-meta>
</file>